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nglais">
      <style:text-properties fo:language="en" fo:country="GB" fo:font-style="normal" style:text-underline-style="none" officeooo:rsid="0113910a" officeooo:paragraph-rsid="001b5391" style:font-style-asian="normal" style:font-style-complex="normal"/>
    </style:style>
    <style:style style:name="P2" style:family="paragraph" style:parent-style-name="Anglais">
      <style:text-properties fo:language="en" fo:country="GB" fo:font-style="normal" style:text-underline-style="none" officeooo:rsid="00ff2877" officeooo:paragraph-rsid="001b5391" style:font-style-asian="normal" style:font-style-complex="normal"/>
    </style:style>
    <style:style style:name="P3" style:family="paragraph" style:parent-style-name="Anglais">
      <style:text-properties fo:language="en" fo:country="GB" fo:font-style="normal" style:text-underline-style="none" officeooo:rsid="0100b0b1" officeooo:paragraph-rsid="001b5391" style:font-style-asian="normal" style:font-style-complex="normal"/>
    </style:style>
    <style:style style:name="P4" style:family="paragraph" style:parent-style-name="Anglais">
      <style:text-properties fo:language="en" fo:country="GB" fo:font-style="normal" style:text-underline-style="none" officeooo:rsid="01012d9b" officeooo:paragraph-rsid="001b5391" style:font-style-asian="normal" style:font-style-complex="normal"/>
    </style:style>
    <style:style style:name="P5" style:family="paragraph" style:parent-style-name="Anglais">
      <style:text-properties fo:language="en" fo:country="GB" fo:font-style="normal" style:text-underline-style="none" officeooo:rsid="0104666d" officeooo:paragraph-rsid="001b5391" style:font-style-asian="normal" style:font-style-complex="normal"/>
    </style:style>
    <style:style style:name="P6" style:family="paragraph" style:parent-style-name="Anglais">
      <style:text-properties fo:language="en" fo:country="GB" fo:font-style="normal" style:text-underline-style="none" officeooo:rsid="0104cc7f" officeooo:paragraph-rsid="001b5391" style:font-style-asian="normal" style:font-style-complex="normal"/>
    </style:style>
    <style:style style:name="P7" style:family="paragraph" style:parent-style-name="Anglais">
      <style:text-properties fo:language="en" fo:country="GB" fo:font-style="normal" style:text-underline-style="none" officeooo:rsid="010508ba" officeooo:paragraph-rsid="001b5391" style:font-style-asian="normal" style:font-style-complex="normal"/>
    </style:style>
    <style:style style:name="P8" style:family="paragraph" style:parent-style-name="Anglais">
      <style:text-properties fo:language="en" fo:country="GB" fo:font-style="normal" style:text-underline-style="none" officeooo:rsid="01051989" officeooo:paragraph-rsid="001b5391" style:font-style-asian="normal" style:font-style-complex="normal"/>
    </style:style>
    <style:style style:name="P9" style:family="paragraph" style:parent-style-name="Anglais">
      <style:text-properties fo:language="en" fo:country="GB" fo:font-style="normal" style:text-underline-style="none" officeooo:rsid="010a7cf0" officeooo:paragraph-rsid="001b5391" style:font-style-asian="normal" style:font-style-complex="normal"/>
    </style:style>
    <style:style style:name="P10" style:family="paragraph" style:parent-style-name="Anglais">
      <style:text-properties fo:language="en" fo:country="GB" fo:font-style="normal" style:text-underline-style="none" officeooo:rsid="010d0454" officeooo:paragraph-rsid="001b5391" style:font-style-asian="normal" style:font-style-complex="normal"/>
    </style:style>
    <style:style style:name="P11" style:family="paragraph" style:parent-style-name="Anglais">
      <style:text-properties fo:language="en" fo:country="GB" fo:font-style="normal" style:text-underline-style="none" officeooo:rsid="010d9ce9" officeooo:paragraph-rsid="001b5391" style:font-style-asian="normal" style:font-style-complex="normal"/>
    </style:style>
    <style:style style:name="P12" style:family="paragraph" style:parent-style-name="Anglais">
      <style:text-properties fo:language="en" fo:country="GB" fo:font-style="normal" style:text-underline-style="none" officeooo:rsid="010db1a0" officeooo:paragraph-rsid="001b5391" style:font-style-asian="normal" style:font-style-complex="normal"/>
    </style:style>
    <style:style style:name="P13" style:family="paragraph" style:parent-style-name="Anglais">
      <style:text-properties fo:language="en" fo:country="GB" fo:font-style="normal" style:text-underline-style="none" officeooo:rsid="010f0c48" officeooo:paragraph-rsid="001b5391" style:font-style-asian="normal" style:font-style-complex="normal"/>
    </style:style>
    <style:style style:name="P14" style:family="paragraph" style:parent-style-name="Anglais">
      <style:text-properties fo:language="en" fo:country="GB" fo:font-style="normal" style:text-underline-style="none" officeooo:rsid="01105797" officeooo:paragraph-rsid="001b5391" style:font-style-asian="normal" style:font-style-complex="normal"/>
    </style:style>
    <style:style style:name="P15" style:family="paragraph" style:parent-style-name="Anglais">
      <style:text-properties fo:language="en" fo:country="GB" fo:font-style="normal" style:text-underline-style="none" officeooo:rsid="011170e8" officeooo:paragraph-rsid="001b5391" style:font-style-asian="normal" style:font-style-complex="normal"/>
    </style:style>
    <style:style style:name="P16" style:family="paragraph" style:parent-style-name="Anglais">
      <style:text-properties fo:language="en" fo:country="GB" fo:font-style="normal" style:text-underline-style="none" officeooo:rsid="01137a57" officeooo:paragraph-rsid="001b5391" style:font-style-asian="normal" style:font-style-complex="normal"/>
    </style:style>
    <style:style style:name="P17" style:family="paragraph" style:parent-style-name="Anglais">
      <style:text-properties fo:language="en" fo:country="GB" officeooo:rsid="00fd15dc" officeooo:paragraph-rsid="001b5391"/>
    </style:style>
    <style:style style:name="P18" style:family="paragraph" style:parent-style-name="Anglais">
      <style:text-properties fo:language="en" fo:country="GB" officeooo:rsid="00fe9302" officeooo:paragraph-rsid="001b5391"/>
    </style:style>
    <style:style style:name="P19" style:family="paragraph" style:parent-style-name="Anglais">
      <style:text-properties fo:language="en" fo:country="GB" officeooo:rsid="00ff2877" officeooo:paragraph-rsid="001b5391"/>
    </style:style>
    <style:style style:name="P20" style:family="paragraph" style:parent-style-name="Anglais">
      <style:text-properties fo:language="en" fo:country="GB" officeooo:paragraph-rsid="001b5391"/>
    </style:style>
    <style:style style:name="P21" style:family="paragraph" style:parent-style-name="Lieux">
      <style:text-properties fo:language="en" fo:country="GB" officeooo:paragraph-rsid="001b5391"/>
    </style:style>
    <style:style style:name="P22" style:family="paragraph" style:parent-style-name="Passé">
      <style:text-properties fo:language="en" fo:country="GB" officeooo:rsid="00fcc834" officeooo:paragraph-rsid="001b5391"/>
    </style:style>
    <style:style style:name="P23" style:family="paragraph" style:parent-style-name="Passé">
      <style:text-properties fo:language="en" fo:country="GB" officeooo:rsid="00fd15dc" officeooo:paragraph-rsid="001b5391"/>
    </style:style>
    <style:style style:name="P24" style:family="paragraph" style:parent-style-name="Titre_20_Chapitre">
      <style:paragraph-properties fo:break-before="page"/>
      <style:text-properties fo:language="en" fo:country="GB" officeooo:paragraph-rsid="001b5391"/>
    </style:style>
    <style:style style:name="T1" style:family="text">
      <style:text-properties fo:background-color="transparent" loext:char-shading-value="0"/>
    </style:style>
    <style:style style:name="T2" style:family="text">
      <style:text-properties officeooo:rsid="00f28b6a" fo:background-color="transparent" loext:char-shading-value="0"/>
    </style:style>
    <style:style style:name="T3" style:family="text">
      <style:text-properties officeooo:rsid="00e2d8b9" fo:background-color="transparent" loext:char-shading-value="0"/>
    </style:style>
    <style:style style:name="T4" style:family="text">
      <style:text-properties officeooo:rsid="01051989" fo:background-color="transparent" loext:char-shading-value="0"/>
    </style:style>
    <style:style style:name="T5" style:family="text">
      <style:text-properties officeooo:rsid="00e2d8b9"/>
    </style:style>
    <style:style style:name="T6" style:family="text">
      <style:text-properties officeooo:rsid="00e3abc1"/>
    </style:style>
    <style:style style:name="T7" style:family="text">
      <style:text-properties officeooo:rsid="00e570fc"/>
    </style:style>
    <style:style style:name="T8" style:family="text">
      <style:text-properties officeooo:rsid="00e5ac8e"/>
    </style:style>
    <style:style style:name="T9" style:family="text">
      <style:text-properties officeooo:rsid="00e6a1bd"/>
    </style:style>
    <style:style style:name="T10" style:family="text">
      <style:text-properties officeooo:rsid="00e89d73"/>
    </style:style>
    <style:style style:name="T11" style:family="text">
      <style:text-properties officeooo:rsid="00ee66f0"/>
    </style:style>
    <style:style style:name="T12" style:family="text">
      <style:text-properties officeooo:rsid="00ef3981"/>
    </style:style>
    <style:style style:name="T13" style:family="text">
      <style:text-properties officeooo:rsid="00f2e787"/>
    </style:style>
    <style:style style:name="T14" style:family="text">
      <style:text-properties officeooo:rsid="00f432a2"/>
    </style:style>
    <style:style style:name="T15" style:family="text">
      <style:text-properties officeooo:rsid="00f56155"/>
    </style:style>
    <style:style style:name="T16" style:family="text">
      <style:text-properties officeooo:rsid="00f5fbd5"/>
    </style:style>
    <style:style style:name="T17" style:family="text">
      <style:text-properties officeooo:rsid="00f9a4ab"/>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f9fd3e" style:font-style-asian="normal" style:font-style-complex="normal"/>
    </style:style>
    <style:style style:name="T21" style:family="text">
      <style:text-properties fo:font-style="normal" officeooo:rsid="00fbcbda" style:font-style-asian="normal" style:font-style-complex="normal"/>
    </style:style>
    <style:style style:name="T22" style:family="text">
      <style:text-properties fo:font-style="normal" officeooo:rsid="00fbfcbd" style:font-style-asian="normal" style:font-style-complex="normal"/>
    </style:style>
    <style:style style:name="T23" style:family="text">
      <style:text-properties fo:font-style="normal" style:text-underline-style="none" style:font-style-asian="normal" style:font-style-complex="normal"/>
    </style:style>
    <style:style style:name="T24" style:family="text">
      <style:text-properties fo:font-style="normal" style:text-underline-style="none" officeooo:rsid="01137a57" style:font-style-asian="normal" style:font-style-complex="normal"/>
    </style:style>
    <style:style style:name="T25" style:family="text">
      <style:text-properties fo:font-style="normal" style:text-underline-style="none" officeooo:rsid="0113910a" style:font-style-asian="normal" style:font-style-complex="normal"/>
    </style:style>
    <style:style style:name="T26" style:family="text">
      <style:text-properties officeooo:rsid="00fe9302"/>
    </style:style>
    <style:style style:name="T27" style:family="text">
      <style:text-properties officeooo:rsid="00ff2877"/>
    </style:style>
    <style:style style:name="T28" style:family="text">
      <style:text-properties officeooo:rsid="0100b0b1"/>
    </style:style>
    <style:style style:name="T29" style:family="text">
      <style:text-properties officeooo:rsid="01012d9b"/>
    </style:style>
    <style:style style:name="T30" style:family="text">
      <style:text-properties officeooo:rsid="01028bd4"/>
    </style:style>
    <style:style style:name="T31" style:family="text">
      <style:text-properties officeooo:rsid="0104666d"/>
    </style:style>
    <style:style style:name="T32" style:family="text">
      <style:text-properties officeooo:rsid="0104cc7f"/>
    </style:style>
    <style:style style:name="T33" style:family="text">
      <style:text-properties officeooo:rsid="010508ba"/>
    </style:style>
    <style:style style:name="T34" style:family="text">
      <style:text-properties officeooo:rsid="01051989"/>
    </style:style>
    <style:style style:name="T35" style:family="text">
      <style:text-properties officeooo:rsid="0106c3f4"/>
    </style:style>
    <style:style style:name="T36" style:family="text">
      <style:text-properties officeooo:rsid="010a0052"/>
    </style:style>
    <style:style style:name="T37" style:family="text">
      <style:text-properties officeooo:rsid="010a7cf0"/>
    </style:style>
    <style:style style:name="T38" style:family="text">
      <style:text-properties officeooo:rsid="010b04b2"/>
    </style:style>
    <style:style style:name="T39" style:family="text">
      <style:text-properties officeooo:rsid="010d9ce9"/>
    </style:style>
    <style:style style:name="T40" style:family="text">
      <style:text-properties officeooo:rsid="010db1a0"/>
    </style:style>
    <style:style style:name="T41" style:family="text">
      <style:text-properties officeooo:rsid="01105797"/>
    </style:style>
    <style:style style:name="T42" style:family="text">
      <style:text-properties officeooo:rsid="010f0c48"/>
    </style:style>
    <style:style style:name="T43" style:family="text">
      <style:text-properties officeooo:rsid="010ffde0"/>
    </style:style>
    <style:style style:name="T44" style:family="text">
      <style:text-properties officeooo:rsid="011170e8"/>
    </style:style>
    <style:style style:name="T45" style:family="text">
      <style:text-properties officeooo:rsid="01128e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Chapter 8: Hatred and mutual aid</text:h>
      <text:h text:style-name="P21" text:outline-level="3"/>
      <text:p text:style-name="P20">Kevin was grumbling. Since breakfast. Under the sympathetic looks of the other years. Why? Four hours of Potions to start on Wednesday morning. The echoes of the lessons given by Severus Snape had rapidly gone through the whole school since Monday at lunch, following the common Gryffindor and Slytherin lesson.</text:p>
      <text:p text:style-name="P20"><text:span text:style-name="T1">“</text:span><text:span text:style-name="T2">Bradley told me Snape is appalling</text:span><text:span text:style-name="T3">!”</text:span><text:span text:style-name="T5"> the small Ravenclaw wallowed in self-pity, head on the wooden table.</text:span></text:p>
      <text:p text:style-name="P20">Vladmir, amused, calmly drank his glass of <text:span text:style-name="T6">kompot. To his great joy, he had discovered that, if he asked, he could have what he wanted for breakfast. And he definitely didn’t like traditional English pumpkin juice, but rather the Russian sweet drink.</text:span></text:p>
      <text:p text:style-name="P20">“<text:span text:style-name="T6">Stop complaining,” Vlad smiled. “Apparently, he’s less bad with us eaglets”</text:span></text:p>
      <text:p text:style-name="P20">“<text:span text:style-name="T6">Not sure,” Michael Corner mumbled. “With you in our class, he’s gonna have a field day.”</text:span></text:p>
      <text:p text:style-name="P20">Vlad frowned, promising himself to work thoroughly to have good grades in Potions as Kevin continued lamenting. Beside them, Terry Boot grimaced, successively looking at the two boys. Happily, they kept cordial links, despite the letter incident on the first night.</text:p>
      <text:p text:style-name="P20">“Why do you worry? To my knowledge I have never met that man.”</text:p>
      <text:p text:style-name="P20">Michael looked at him sceptically, ignoring the less-than-discreet nudge from Terry.</text:p>
      <text:p text:style-name="P20">“The hatred between your father and Snape was legendary, and I swear some still talk about it. Rumours <text:span text:style-name="T7">say that he might transfer that hatred on you. Didn’t you know?”</text:span></text:p>
      <text:p text:style-name="P20">“<text:span text:style-name="T7">I did,” Vlad answered succinctly, before the surprised murmurs caught the attention of the four first-year students.</text:span></text:p>
      <text:p text:style-name="P20">“<text:span text:style-name="T8">Seriously, they made it?” Padma Patil exclaimed.</text:span></text:p>
      <text:p text:style-name="P20">“<text:span text:style-name="T8">Yeah, but the vault was empty,” the boy next to her, Roger Davies, sighed. He was a third-year student who was hitting on her shamelessly.</text:span></text:p>
      <text:p text:style-name="P20">“<text:span text:style-name="T8">What’s happening?” asked Kevin, raising his head, his obsessive curiosity overwhelming his self-pity. In just three days, his thirst for knowledge had become legendary between first-years and made everybody laugh.</text:span></text:p>
      <text:p text:style-name="P20">“<text:span text:style-name="T9">Gringott’s was broken into!” Lisa Turpin exclaimed, holding the Daily Prophet to him.</text:span></text:p>
      <text:p text:style-name="P20">Vlad watched with a disgusted pout the journal go from hand to hand. <text:span text:style-name="T10">This rag didn’t have any purpose, except to spread the propaganda of the English Ministry. Talking about Gringott’s… He distractedly touched his pocket, making sure the letter he had received that morning was still there. Erkpric, one of his goblin friends working in the bank had rapidly responded to his request for information… Vladmir gave a discreet smile when he thought about the famous bank. Strangely, their sacrosanct privacy policy was very lax when the Mirage Court asked them for help. But that was something wizards and witches didn’t know. After all, they had remembered only two things </text:span><text:soft-page-break/><text:span text:style-name="T10">about goblins: wars and money… while forgetting about their ancient alliances… like the Mirage Court. It didn’t turn their back to them…</text:span></text:p>
      <text:p text:style-name="P20">Vlad then transferred his attention to Dumbledore who was reading the Prophet attentively. A nervous twitch was shaking his eyebrow. The Headmaster seemed all the while relieved and worried, which intrigued Vlad immediately. He didn’t have time to think further because his house-mates rose to their feet. One of the rules of Ravenclaw was punctuality. Preferably very early…</text:p>
      <text:p text:style-name="P20">Pushing his plate back, he grabbed his school bag and traversed the hall next to Kevin, dodging the pupils who were late for breakfast.</text:p>
      <text:p text:style-name="P20">“Hey Vlad!”</text:p>
      <text:p text:style-name="P20">Vlad turned to see a blond with slicked back hair go near him, leaving behind with a brio that came out of habit the two built like a tank guys whose name Vlad didn’t try to memorise. As soon as he was in front of them that Vlad saw him stare contemptuously at Kevin.</text:p>
      <text:p text:style-name="P20">“Good morning Draco,” he greeted him with indifference. “Let me remind you of my warning about certain words within my earning range.”</text:p>
      <text:p text:style-name="P20">Draco rose a surprised eyebrow before nodding. He remembered the mistake he made at the start of the year.</text:p>
      <text:p text:style-name="P20">“I didn’t intend to be rude with your friends,” the Pure-blood retorted. “After class, we will work in the library. Would you join us?”</text:p>
      <text:p text:style-name="P20">“Us?” Vlad noted, giving a mocking look, to the two idiots that <text:span text:style-name="T11">were hurrying to join them.</text:span></text:p>
      <text:p text:style-name="P20">“<text:span text:style-name="T11">They wouldn’t even dare set foot in a library,” Draco sniggered in such a way that only Vlad could hear him. “To see so many books would already be too much for their poor brain. They would be sick.”</text:span></text:p>
      <text:p text:style-name="P20">“<text:span text:style-name="T11">Alright then, I will be there at around 5 pm,” Vlad smiled before greeting him with a nod.</text:span></text:p>
      <text:p text:style-name="P20">The two pudding-heads had finally joined them and Malfoy left, the two gorillas trotting behind them.</text:p>
      <text:p text:style-name="P20">“Who is this?” Kevin asked softly.</text:p>
      <text:p text:style-name="P20">“A Malfoy. He is the heir if a great Pure-blood family.”</text:p>
      <text:p text:style-name="P20">“I have a hard time getting used to this story of blood purity,” he grumbled before shrugging. “Anyway, he’s cute with his poker up his arse!”</text:p>
      <text:p text:style-name="P20">“Malfoy? Cute?” Vladmir laughed out loud. “I think he wouldn’t believe it if he heard you.”</text:p>
      <text:p text:style-name="P20">“Why, it’s a compliment.”</text:p>
      <text:p text:style-name="P20">“Don’t worry,” Vlad reassured him while traversing the Entrance Hall to get to the stairs. “It’s just that he would probably tell you something along the lines of ‘A Malfoy is not cute, he has the beauty and grace necessary to his rank.’”</text:p>
      <text:p text:style-name="P20">“Isn’t that a bit… bombastic?”</text:p>
      <text:p text:style-name="P20"><text:soft-page-break/>“See the Pure-bloods like the English nobility. Uptight and retrograde. As a matter of fact, Malfoy are a noble house and their Lord title is also valid in the Muggle world.”</text:p>
      <text:p text:style-name="P20">Kevin open his eyes wide under the surprise and dropped his bag in front of a dark door. They scanned the corridor. The place was gloomy, only lit up with torches. Not the tiniest sign of decoration, just dark and damp stones. There weren’t even portraits in this corridor.</text:p>
      <text:p text:style-name="P20">“And you are friend with one of these nobles?” Kevin finally asked, getting him out of his contemplation.</text:p>
      <text:p text:style-name="P20">“<text:span text:style-name="T12">If you didn’t already understand,” Terry smiled as he let himself fall to the ground, “our dear Vlad here is also part of the English nobility. It’s not surprising he made contact with Malfoy, even if I would not say they were friends.”</text:span></text:p>
      <text:p text:style-name="P20">As was planned, all Ravenclaws were arrived very early, but no Hufflepuff was there yet. Kevin looked at them all with big round eyes. He was the only Muggle-born amongst the first years in Ravenclaw and his <text:span text:style-name="T13">reactions filled with wonder were a source of amusement for everyone.</text:span></text:p>
      <text:p text:style-name="P20">“<text:span text:style-name="T13">Wonderful! So you have an etiquette and all that?”</text:span></text:p>
      <text:p text:style-name="P20">“<text:span text:style-name="T13">Yes,” Padma Patil smiled, “but don’t worry Kevin, there are books to learn about the principles of wizarding education. And we can all help you.”</text:span></text:p>
      <text:p text:style-name="P20">“<text:span text:style-name="T13">So the pure-bloods are, for the most part, nobles?” Kevin asked, thoughtful.</text:span></text:p>
      <text:p text:style-name="P20">“<text:span text:style-name="T13">No, not all of them. I am pure-blood but I have no title, and neither has Terry. And some Half-blood are nobles, as Vlad is.”</text:span></text:p>
      <text:p text:style-name="P20">Kevin opened his mouth to ask for more, but the door opened with a sinister creak. They all got up to enter silently.</text:p>
      <text:p text:style-name="P20">In the classroom, no teacher was waiting for them. Despite the barred basement windows, the light was pale and left the room with a vaulted ceiling in penumbra. Some dark tables for two with high stools <text:span text:style-name="T14">filled the centre while the walls were covered by dozens of shelves. Lots of flasks and pots with carefully labelled contents were aligned on them, many with an unappealing aspect. And in the sole ray of light in the room, a large wooden desk was placed on a small dais, accompanied by a blackboard on the wall.</text:span></text:p>
      <text:p text:style-name="P20">Vladmir put down his bag on a table in the middle of the room and rose an eyebrow when he saw Kevin settle down near him.</text:p>
      <text:p text:style-name="P20">“Kev… for this lesson, you might want to leave me alone.”</text:p>
      <text:p text:style-name="P20">“Because of what Terry said at breakfast? <text:span text:style-name="T4">I cannot care less!</text:span><text:span text:style-name="T1">”</text:span></text:p>
      <text:p text:style-name="P20">All Ravenclaws looked at the stubborn little brunet who was sitting down next to Vladmir as the Hufflepuffs were finally arriving, precisely at the moment when the bell rang the start of the lessons. The door suddenly <text:span text:style-name="T15">slammed shut behind a man that seemed particularly menacing. He went through the room, his robes flying around him when he turned to face his pupils. The Ravenclaws had stood up when he arrived, quickly followed by the Hufflepuffs.</text:span></text:p>
      <text:p text:style-name="P20"><text:soft-page-break/>Severus Snape took the time to observe his students, several of them shivering because of his dark gaze. Then, finally, he briefly stopped on Vladmir. <text:span text:style-name="T16">The young Russian felt the eyes of the Potions professor dwell on his scar on his cheek, then stare at the scar on his bare forehead.</text:span></text:p>
      <text:p text:style-name="P20">“<text:span text:style-name="T16">There will be no wand waving or silly incantations in this class,” he announced with a clear and cold voice. “Potions are a subtle art that necessitate a perfect knowledge of the ingredients, as such I doubt you will perceive all of its beauty and finesse. However, I expect some of you will get over the level of an impotent flobberworm that characterises the dunderheads that I have to teach.”</text:span></text:p>
      <text:p text:style-name="P20">Vlad noted that the <text:span text:style-name="T17">speech was different from the one he served the Gryffindors. However, he was relatively gifted for insults. Besides him, Kevin seemed literally terrified by the teacher and his speech.</text:span></text:p>
      <text:p text:style-name="P20">“<text:span text:style-name="T17">Mr Potter, our new celebrity… I would have thought you would be sorted into Gryffindor like your idiot of a father, but maybe your mother managed to gift you with some of her genes…”</text:span></text:p>
      <text:p text:style-name="P20">Vlad hesitated a few seconds and rose his hand to speak. He suddenly felt very weary…</text:p>
      <text:p text:style-name="P20">“Yes, Mr Potter?”</text:p>
      <text:p text:style-name="P20">He was spitting his name vehemently, and Vladmir guessed it would <text:span text:style-name="T18">not</text:span><text:span text:style-name="T19"> get better.</text:span></text:p>
      <text:p text:style-name="P20">“I am sorry sir, but I am not called Potter.”</text:p>
      <text:p text:style-name="P20">“You are the son of James Potter, so you are a Potter by right of blood!”</text:p>
      <text:p text:style-name="P20">Vladmir sighed and shook his head. The man was as stubborn as McGonagall, and he didn’t want to have that talk again.</text:p>
      <text:p text:style-name="P20">“With all due respect sir, I have to tell you that my name is Vladmir Kemenov. James Potter is indeed my father, but I was adopted.”</text:p>
      <text:p text:style-name="P20"><text:span text:style-name="T19">“Detention, Mr Potter, and 10 points will be taken from Ravenclaw f</text:span><text:span text:style-name="T20">or answering a teacher back!”</text:span></text:p>
      <text:p text:style-name="P20">Vladmir fell silent and kept a neutral face as he looked at the heinous but satisfied face of Severus Snape. Behind him, the Ravenclaws stayed stoic while the Hufflepuffs were murmuring, incurring the wrath if the Potions Master.</text:p>
      <text:p text:style-name="P20">The rest of the fours hours of the lesson were a slaughter. Nothing he did satisfied his teacher and Kevin, besides him, was also suffering his wrath. As he was Muggle-born, he had never cut any ingredient and he was regularly snubbed because it affected his potion, even with Vald’s help.</text:p>
      <text:p text:style-name="P20"><text:span text:style-name="T19">The young Russian was </text:span><text:span text:style-name="T21">clenching his teeth, suffering the remarks. Snape was turning around him like a vulture, spying on his every gesture. He knew perfectly that the tiniest word or the tiniest mistake would make the kind of heinous bat that was his teacher attack him. Therefore, he kept as much as was possible a perfect attitude and potion.</text:span></text:p>
      <text:p text:style-name="P20">Anyhow, the lesson finished on 80 points from Ravenclaw and 30 points from Hufflepuff, with a very angry Vladmir, supported by his outraged schoolmates.</text:p>
      <text:p text:style-name="P20"><text:span text:style-name="T19">The arrival of the small group of first years in the Great Hall for lunch was duly expected by the other eagles. The blue hourglass had drastically </text:span><text:span text:style-name="T22">emptied itself, provoking a general protest in their House. Patiently, the new students told what happened in the Potions lesson in the slightest details.</text:span></text:p>
      <text:p text:style-name="P20"><text:soft-page-break/>Reactions burst out. Until then, the Potions professor had spared their House, but everything had changed with the arrival of Vladmir. To the Russian’s surprise, he was not reproached anything. To the contrary, his House assured him its support in proposing a meeting in the evening, just before the Astronomy class. They would not let their eaglets—the kind nickname Ravenclaws gave to their first-years—be targetted by the bat in the Dungeons.</text:p>
      <text:p text:style-name="P20">It is this nicely surprised that Vlad ate rapidly before getting out to benefit from the last specks of heat of September and stay alone a bit. It is then that, sat on a bench in one of the exterior courtyards of the castle, he thought that this day would definitely be the worst of the week. After Potions, Transfiguration.</text:p>
      <text:p text:style-name="P20">Smiling, Vladmir got Erkprick’s letter out and opened Gringott’s seal.</text:p>
      <text:p text:style-name="P22">Lord Potter and Kemenov Heir,</text:p>
      <text:p text:style-name="P22">It is an honour to hear from a prince as powerful as you are. I also thank you for your offer, that was obviously accepted. It will be claimed in right time, as for all Goblin debts.</text:p>
      <text:p text:style-name="P22">I want to tell you that, even though you should know by the time you receive this letter, vault number 713 was broken into in the evening. It is the vault that was visited by Rubeus Hagrid on 31 July. I could not know what was in that vault, as it doesn’t appear in the Gringott’s Archives, in accordance with our privacy code. However, this vault belongs to Albus Dumbledore.</text:p>
      <text:p text:style-name="P23">Yours sincerely,</text:p>
      <text:p text:style-name="P23">Erkprick BlackClan, Gringott’s Contact Bureau.</text:p>
      <text:p text:style-name="P17">Vlad close his eyes, thoughtful. He was certain that what had been in Gringott’s was now in Hogwarts, on the third floor. But what could it be for someone to risk their life and their family’s by getting the Goblins on their back?</text:p>
      <text:p text:style-name="P17">“Aren’t you cold?”</text:p>
      <text:p text:style-name="P17">“I’m from Northern Russian, Nev. It’s as hot as in summer for me,” Vlad smiled without opening his eyes.</text:p>
      <text:p text:style-name="P17">“Is it the Potions lesson that made you this angry?”</text:p>
      <text:p text:style-name="P17">Vlad opened his eyes to look at the Gryffindor, calmly leaning against the wall. He was calmly staring at the lake in the background. Very far from the <text:span text:style-name="T26">usual face of anguished boy he was reserving to the other inhabitants of the castle. He was also the only one to perceive his feelings despite his Life mask.</text:span></text:p>
      <text:p text:style-name="P17">“<text:span text:style-name="T26">Are you an empath?” Vlad sighed.</text:span></text:p>
      <text:p text:style-name="P18">Neville had an amused smile when the looked at the Russian and winked.</text:p>
      <text:p text:style-name="P18">“Oh shit!”</text:p>
      <text:p text:style-name="P18">Vladmir got a bust of laughter from his <text:span text:style-name="T27">commentary, so contagious that he could not refrain from laughing with Neville. They stayed silent a few minutes afterwards, both of them savouring the calm of the little courtyard and the sun.</text:span></text:p>
      <text:p text:style-name="P18"><text:soft-page-break/>“<text:span text:style-name="T27">You know Vlad, Snape can’t be worse than with Gryffindors. But I have heard about your meeting this evening. Contrary to us, you will not let him do what he wants. I hope Flitwick will understand.”</text:span></text:p>
      <text:p text:style-name="P18">“<text:span text:style-name="T27">I think Snape will not be expecting this reaction,” Vlad agreed.</text:span></text:p>
      <text:p text:style-name="P18">“<text:span text:style-name="T27">It’s going to be time… Ready for hell?”</text:span></text:p>
      <text:p text:style-name="P19">Vlad sighed and slowly nodded before standing up. He did <text:span text:style-name="T18">not</text:span><text:span text:style-name="T23"> want to to to Transfiguration with McGonagall, but he had to…</text:span></text:p>
      <text:p text:style-name="P2">“By the way Vlad…”</text:p>
      <text:p text:style-name="P2">The Russian stopped and turned to face Neville, still leaning against the wall. <text:span text:style-name="T28">The dark green eyes of the Gryffindor met his friend’s.</text:span></text:p>
      <text:p text:style-name="P2">“<text:span text:style-name="T28">What do you think about Draco Malfoy?”</text:span></text:p>
      <text:p text:style-name="P2">“<text:span text:style-name="T28">He plays a role, like all of us. Racist but not an extremist. Clever, and a bit too spontaneous for his public character. But he most of all has to learn to think for himself and not through his father’s filters,” Vlad immediately answered.</text:span></text:p>
      <text:p text:style-name="P2">“<text:span text:style-name="T28">You’re right,” Neville murmured, eyes on the lake. “More than you’d think…”</text:span></text:p>
      <text:p text:style-name="P2">“Nev…”</text:p>
      <text:p text:style-name="P3">Vladmir waited until the Longbottom Heir’s gaze was on him once more.</text:p>
      <text:p text:style-name="P3">“We’ll have to speak later.”</text:p>
      <text:p text:style-name="P3">Neville gaze a sincere smile and Vladmir turned away from him to rapidly go to the East Tower, where the Transfiguration lessons took place. Last of the Ravenclaws, he arrived at the same time as the first Slytherins and observed Malfoy and his court settle down, thoughtfully. Why did Neville have an interest in the blond?</text:p>
      <text:p text:style-name="P3">“Oi! Vlad! <text:span text:style-name="T29">Where were you gone?” Kevin asked with a smile.</text:span></text:p>
      <text:p text:style-name="P3">“<text:span text:style-name="T29">Relaxing a bit.”</text:span></text:p>
      <text:p text:style-name="P3">“<text:span text:style-name="T29">Well, there’s a surprise!” Lisa Turpin intervened, tying her long auburn hair. “Between Snapy this morning and McGo this afternoon, it’s not his day!”</text:span></text:p>
      <text:p text:style-name="P3">“<text:span text:style-name="T30">Snapy?” Terry asked, amused.</text:span></text:p>
      <text:p text:style-name="P3">“<text:span text:style-name="T29">What?” she asked back, surprised.</text:span></text:p>
      <text:p text:style-name="P4">The Ravenclaws smiled. In just three days, Lisa brought good mood and laughter by giving nicknames to everyone. Nothing mean. The classical ones where out of the question if possible and new one were found. Terry had got an adorable ‘Teddy’ – well, adorable for Lisa, which made the two other first-year girls laugh—and Michael had got an affectionate ‘Miky’ that got him to groan that he would have preferred ‘Mika’. Vladmir and Kevin had a bit more luck, keeping the usual ‘Vlad’ and ‘Kev’.</text:p>
      <text:p text:style-name="P4"><text:soft-page-break/>“<text:span text:style-name="T30">Snap</text:span>y? <text:span text:style-name="T30">I</text:span>sn’t that a bit… doggy dog?” Mandy murmured with a timid voice, <text:span text:style-name="T30">starting the mocking laughs of her Housemates and the dark glances of the Slytherins who were listening to them discretely. They visibly didn’t like to hear their Head of House mocked.</text:span></text:p>
      <text:p text:style-name="P4">“<text:span text:style-name="T30">But that’s all like him, my lovely Dydy,” Lisa smiled, “barks a lot and bites a bit! We just have to adjust his leash tonight and it’s gonna be perfect!”</text:span></text:p>
      <text:p text:style-name="P4">“<text:span text:style-name="T31">Miss Turpin, 5 points from Ravenclaw because of your flagrant disrespect for a member of the teaching staff!”</text:span></text:p>
      <text:p text:style-name="P5">The young girl jumped and blushed when she heard the severe and visibly furious Head of Gryffindor.</text:p>
      <text:p text:style-name="P5">“Your attitude is unworthy of you House, rest assured your Head of House will be informed,” Professor McGonagall continued. “Now, enter silently!”</text:p>
      <text:p text:style-name="P5">The pupils obeyed and the lesson was like all the others. Vladmir, not very keen on Transfiguration, tried his best to change a twig into a knitting needle. As he only managed to transfigure the match from the previous lesson with the help of a second year… The day after… He definitely didn’t like neither the subject nor the teacher who took a malicious pleasure in giving him extra homework when he didn’t manage to transfigure the twig at the end of the lesson.</text:p>
      <text:p text:style-name="P5">It is thus quite <text:span text:style-name="T32">irritated once again that he went to the library to find Draco. He stopped in front of the entrance to get a calm and neutral face before stepping into Hogwarts’ Inner Sanctum, greeting with a nod Mrs Pince.</text:span></text:p>
      <text:p text:style-name="P6">After a few seconds, he saw that Malfoy had not arrived yet and chose a table in view of the entrance. He had just got his things out when he saw blond hair come inside his filed of view. Draco Malfoy was looking for him, along with three people. A tall boy with dark skin and almond-shaped eyes, <text:span text:style-name="T33">a smiling young girl with blond hair and a small brunet with green eyes and a relaxed look. Their face was as expressive as Vlad’s at this very moment as they stared each other…</text:span></text:p>
      <text:p text:style-name="P7">With a gesture, Vladmir cleared out part of the table in a silent invitation that was rapidly accepted. He stood up to greet them.</text:p>
      <text:p text:style-name="P7">“Vladmir…”</text:p>
      <text:p text:style-name="P7">“Draco…”</text:p>
      <text:p text:style-name="P7">“I present to you: Daphne Greengrass, Blaise Zabini and Theodore Nott, all heir of their respective family,” Draco announced with a relatively solemn voice. My friends, let me present <text:span text:style-name="T34">to you Vladmir Kemenov, Lord Potter.”</text:span></text:p>
      <text:p text:style-name="P8">Vladmir gallantly kissed Daphn<text:span text:style-name="T35">e</text:span>’s hand before shaking the hands of the two Slytherins firmly. He knew Zabini’s mother whose reputation was <text:span text:style-name="T35">gossip-provoking and Nott’s name because it was very linked with the war with Voldemort. But Greengrass did not ring any bell.</text:span></text:p>
      <text:p text:style-name="P8">“<text:span text:style-name="T35">Won’t you present me to your charming fiancée?” Vladmir whispered mockingly as the four Slytherins were sitting down. Draco managed to choke while Daphne was hiding an amused giggle behind a small cough.</text:span></text:p>
      <text:p text:style-name="P8">“<text:span text:style-name="T36">Are you talking about Parkinson?”</text:span></text:p>
      <text:p text:style-name="P8"><text:soft-page-break/>“<text:span text:style-name="T36">Who else?” Vladmir responded mockingly.</text:span></text:p>
      <text:p text:style-name="P8">“<text:span text:style-name="T36">I did not know your possible engagement,” Theodore Nott softly noted while giving Vladmir a sharp look.</text:span></text:p>
      <text:p text:style-name="P8">“<text:span text:style-name="T37">They are not,” Draco murmured while staring at Vladmir.</text:span></text:p>
      <text:p text:style-name="P9">Vladmir gave a sneering smile while getting his Potions book out. He skimmed it, searching for some data that might prove useful for his essay in the properties of <text:span text:style-name="T38">Barbossa pus. The Slytherins, after some time staring at him, did the same and focused on their homework.</text:span></text:p>
      <text:p text:style-name="P10">They stayed several hours in the library, installing the premisses of a friendly <text:span text:style-name="T39">understanding and exchanging their knowledge little but cleverly. Draco and Theodore were good in potions, Vladmir was outstanding in Defence Against Dark Arts, Blaise was keen on Transfiguration and Daphne knew Charms perfectly well. And all five of them had already mastered the bases of political games, playing on subterfuges and ancestral links between their families.</text:span></text:p>
      <text:p text:style-name="P11">Dinner times came rapidly and they went down to the Great Hall rapidly. Their arrival didn’t go unnoticed to the eyes of the teachers and a few students. Vladmir could thus notice the scheming sparkle in Dumbledore’s eye and the anger inn McGonagall’s. Why? He didn’t know, but nothing he did seemed to please her, after all. He also saw Neville smile and Ronald Weasley’s grimace, next to him.</text:p>
      <text:p text:style-name="P11">After the Slytherins’ promise to see each other for Astronomy in the evening, he went back to his table where he was buttonholed by an overexcited Lisa.</text:p>
      <text:p text:style-name="P11">“<text:span text:style-name="T40">Vladydear! Where were you to help us in Defence?” she exclaimed dramatically. “We only had Mickydear and Tony to do that.”</text:span></text:p>
      <text:p text:style-name="P12">Mickydear who choked on his pumpkin juice over the new nickname, protesting out loud that he <text:span text:style-name="T41">preferred</text:span> the old one, the other boys laughing. Antony Goldstein gave a shy smile, as did Mandy.</text:p>
      <text:p text:style-name="P12">However, Kevin was deeply sighing, bent over a Potions for beginners book, eating distractedly. Thus, he didn’t see their Head Boy come behind him before seeing his book taken from him.</text:p>
      <text:p text:style-name="P12">“Blimey Entwhistle, no books while eating, third rule of Ravenclaws!” Bradley groaned while hitting Kevin’s head gently with said book.</text:p>
      <text:p text:style-name="P12">“But I don’t understand anything in Potions,” Kevin moaned.</text:p>
      <text:p text:style-name="P12">“We’ll bring this up tonight, but until then, I keep that.”</text:p>
      <text:p text:style-name="P12">The Head Boy <text:span text:style-name="T42">went back to the other end of the table while waving the book, and it’s in a good mood that Ravenclaws finished eating before going to their common room.</text:span></text:p>
      <text:p text:style-name="P13">The Prefects then took <text:span text:style-name="T43">things in hand. Ravenclaw welcomed around sixty students from all levels and all this number of people hardly fit in the common room. But magic helped a lot and with a few wand waves from the most gifted, the centre was cleared. All settled themselves on the ground or on the soft arm chairs as Professor Flitwick arrived at a lively pace.</text:span></text:p>
      <text:p text:style-name="P14">The laughs fades and the room became silent as their Head of House looked gravely at them, standing at the centre of the circle of students.</text:p>
      <text:p text:style-name="P14"><text:soft-page-break/>“Your Prefects contacted me at noon. Ms Clearwater and Mr Bradley informed me of the meeting to bring up some things linked to the lessons with Professor Snape. Mr Bradley?”</text:p>
      <text:p text:style-name="P14">William rose up and came to the centre of the room.</text:p>
      <text:p text:style-name="P14">“The first Potions lesson of the eaglets was this morning. We have lost 80 points with it and noticed two things: the outright hatred of Professor Snape to Vladmir, and his total lack of teaching skills to teach Muggle-born<text:span text:style-name="T44">s</text:span>.”</text:p>
      <text:p text:style-name="P14">“<text:span text:style-name="T44">We’ve already noticed that,” a young second-year Asian girl signalled. “He has no teaching skill at all!”</text:span></text:p>
      <text:p text:style-name="P14">“<text:span text:style-name="T44">Indeed Cho, and until now, we sorted it out with internal tutoring. It was not a problem, because Snape stayed decent.”</text:span></text:p>
      <text:p text:style-name="P14"/>
      <text:p text:style-name="P15">Silent assents punctuated the explanation.</text:p>
      <text:p text:style-name="P15">“We all agreed at noon to intervene before Professor Snape made a personal vendetta,” Penelope Clearwater declared.</text:p>
      <text:p text:style-name="P15">“It has already started, you just have to look at the points we’ve lost in four hours! It’s not against you,” Roger Davi<text:span text:style-name="T45">e</text:span>s added with an apologetic <text:span text:style-name="T45">smile to the first years sat on the rugs.</text:span></text:p>
      <text:p text:style-name="P15">“<text:span text:style-name="T45">Not only that, but he lashed out at Kevin for ridiculous reasons. Justin for Hufflepuff was doing worse and he didn’t have anything!” Padma exclaimed, supported by Lisa.</text:span></text:p>
      <text:p text:style-name="P15">“<text:span text:style-name="T45">And he decided to lash out at all years! Until now, he was relatively decent with us, but now, we have lost 40 points in 2 hours!” a third year rose up, rapidly supported by fifth years who had also been lynched in the end of the afternoon.</text:span></text:p>
      <text:p text:style-name="P15">“<text:span text:style-name="T45">Yes,” Davies agreed. “150 points lost between all years. We’re in the negatives, for the first time in 20 years!”</text:span></text:p>
      <text:p text:style-name="P15">“<text:span text:style-name="T45">And we’ve only had three days!” someone else added.</text:span></text:p>
      <text:p text:style-name="P16">Numerous whispers went through the group of students under the proud look of their head of House. His eagles had asked for a meeting to protect the House on their own initiative. Withdrawn from the discussion, the short professor listened the debate in accelerated Potions tutoring to make the first years excellent, because they were still the first to suffer. He gave his opinion when his students asked for it, but he stayed silent otherwise. However, Vladmir’s case worried him more. If Severus kept his stubborn attitude, he will risk deep trouble.</text:p>
      <text:p text:style-name="P16">After an hour of debate, through which some more general remarks were brought up, Flitwick stood up to conclude this extraordinary meeting.</text:p>
      <text:p text:style-name="P20"><text:span text:style-name="T24">“First and foremost, I am proud of you, my eagles. You knew to react as soon as the problems have arisen to defend our eaglets. You have proven us that you are a united House. I will talk to Professor Snape as soon as tomorrow about his attitude. If you have any more trouble, know that I support you. Mr Kemenov, I will also bring your case up and I hope he will be able to go beyond your </text:span><text:span text:style-name="T25">line </text:span><text:soft-page-break/><text:span text:style-name="T25">of descent</text:span>.<text:span text:style-name="T24"> </text:span><text:span text:style-name="T25">Be generally exemplary. Don’t give professor Snape a reason to question your work or attitude. And it also applies to the other teacher, doesn’t it, Ms Turpin?”</text:span></text:p>
      <text:p text:style-name="P1">Lisa groaned a bit on irritable flea-infested cats before nodding under the laughs of the other Ravenclaws.</text:p>
      <text:p text:style-name="P1">“With this, I wish you a good night. As for he eaglets, I think it is time for you to go to Astronomy. Professor Sinistra know you might be late, but don’t exaggerate.”</text:p>
      <text:p text:style-name="P1">The Ravenclaws smiled as they saw their cadets swear and rush out of the common room to try and arrive on time. They only had 5 minutes to go to the other side of the cast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Vlad_20_Kemenov" style:display-name="Vlad Kemenov" style:family="paragraph" style:parent-style-name="Text_20_body" style:master-page-name="">
      <loext:graphic-properties draw:fill="none" draw:fill-color="#729fcf"/>
      <style:paragraph-properties style:page-number="auto" fo:background-color="transparent" style:writing-mode="page">
        <style:tab-stops/>
      </style:paragraph-properties>
      <style:text-properties style:font-name="Liberation Serif" fo:font-family="'Liberation Serif'" style:font-family-generic="roman" style:font-pitch="variable" fo:font-weight="normal" style:font-weight-asian="normal" style:font-weight-complex="normal"/>
    </style:style>
    <style:style style:name="Anglais" style:family="paragraph" style:parent-style-name="Vlad_20_Kemenov" style:master-page-name="">
      <loext:graphic-properties draw:fill="none" draw:fill-color="#729fcf"/>
      <style:paragraph-properties fo:margin-top="0cm" fo:margin-bottom="0.247cm" loext:contextual-spacing="false" fo:line-height="120%" fo:text-align="start" style:justify-single-word="false" style:page-number="auto" fo:background-color="transparent" style:shadow="none" style:writing-mode="page">
        <style:tab-stops/>
      </style:paragraph-properties>
      <style:text-properties style:font-name="Liberation Serif" fo:font-family="'Liberation Serif'" style:font-family-generic="roman" style:font-pitch="variable" fo:font-style="normal" fo:font-weight="normal" officeooo:rsid="024b77a2" style:font-size-asian="10.5pt" style:font-style-asian="normal" style:font-weight-asian="normal" style:font-style-complex="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re_20_Chapitre" style:display-name="Titre Chapitre" style:family="paragraph" style:parent-style-name="Heading_20_1" style:next-style-name="Lieux" style:default-outline-level="1" style:list-style-name="">
      <style:paragraph-properties style:writing-mode="page"/>
      <style:text-properties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eux" style:family="paragraph" style:parent-style-name="Heading_20_3" style:next-style-name="Anglais" style:default-outline-level="3" style:list-style-name="">
      <style:paragraph-properties style:writing-mode="page"/>
    </style:style>
    <style:style style:name="Passé" style:family="paragraph" style:parent-style-name="Vlad_20_Kemenov" style:master-page-name="">
      <loext:graphic-properties draw:fill-image-width="0cm" draw:fill-image-height="0cm"/>
      <style:paragraph-properties style:page-number="auto" style:shadow="none" style:writing-mode="page">
        <style:tab-stops/>
      </style:paragraph-properties>
      <style:text-properties fo:font-style="italic" style:font-size-asian="10.5pt" style:font-style-asian="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3T13:05:31.092916761</meta:creation-date>
    <dc:date>2020-07-23T13:06:58.510766494</dc:date>
    <meta:editing-duration>PT1M28S</meta:editing-duration>
    <meta:editing-cycles>2</meta:editing-cycles>
    <meta:generator>LibreOffice/6.4.4.2$Linux_X86_64 LibreOffice_project/40$Build-2</meta:generator>
    <meta:document-statistic meta:table-count="0" meta:image-count="0" meta:object-count="0" meta:page-count="10" meta:paragraph-count="151" meta:word-count="4301" meta:character-count="24615" meta:non-whitespace-character-count="20467"/>
  </office:meta>
</office:document-meta>
</file>